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text-properties officeooo:rsid="002f8b1e" officeooo:paragraph-rsid="002f8b1e"/>
    </style:style>
    <style:style style:name="P6" style:family="paragraph" style:parent-style-name="Text_20_body" style:list-style-name="L2">
      <style:text-properties officeooo:rsid="00378401" officeooo:paragraph-rsid="00378401"/>
    </style:style>
    <style:style style:name="P7" style:family="paragraph" style:parent-style-name="Text_20_body" style:list-style-name="L2">
      <style:text-properties officeooo:rsid="003ef6ce" officeooo:paragraph-rsid="003ef6ce"/>
    </style:style>
    <style:style style:name="P8" style:family="paragraph" style:parent-style-name="Text_20_body" style:list-style-name="L2">
      <style:text-properties officeooo:rsid="006728c2" officeooo:paragraph-rsid="006728c2"/>
    </style:style>
    <style:style style:name="P9" style:family="paragraph" style:parent-style-name="Text_20_body" style:list-style-name="L3">
      <style:text-properties officeooo:rsid="0074f102" officeooo:paragraph-rsid="0074f102"/>
    </style:style>
    <style:style style:name="P10" style:family="paragraph" style:parent-style-name="Text_20_body" style:list-style-name="L3">
      <style:text-properties officeooo:rsid="00a86efa" officeooo:paragraph-rsid="00a86efa"/>
    </style:style>
    <style:style style:name="T1" style:family="text">
      <style:text-properties officeooo:rsid="001faadd"/>
    </style:style>
    <style:style style:name="T2" style:family="text">
      <style:text-properties officeooo:rsid="0031a495"/>
    </style:style>
    <style:style style:name="T3" style:family="text">
      <style:text-properties officeooo:rsid="00335994"/>
    </style:style>
    <style:style style:name="T4" style:family="text">
      <style:text-properties officeooo:rsid="0038cbb9"/>
    </style:style>
    <style:style style:name="T5" style:family="text">
      <style:text-properties officeooo:rsid="003a2543"/>
    </style:style>
    <style:style style:name="T6" style:family="text">
      <style:text-properties officeooo:rsid="003aaf5c"/>
    </style:style>
    <style:style style:name="T7" style:family="text">
      <style:text-properties officeooo:rsid="003af549"/>
    </style:style>
    <style:style style:name="T8" style:family="text">
      <style:text-properties officeooo:rsid="003d6100"/>
    </style:style>
    <style:style style:name="T9" style:family="text">
      <style:text-properties officeooo:rsid="0048bace"/>
    </style:style>
    <style:style style:name="T10" style:family="text">
      <style:text-properties officeooo:rsid="004c3713"/>
    </style:style>
    <style:style style:name="T11" style:family="text">
      <style:text-properties officeooo:rsid="00534376"/>
    </style:style>
    <style:style style:name="T12" style:family="text">
      <style:text-properties officeooo:rsid="005608bd"/>
    </style:style>
    <style:style style:name="T13" style:family="text">
      <style:text-properties officeooo:rsid="005b5a68"/>
    </style:style>
    <style:style style:name="T14" style:family="text">
      <style:text-properties officeooo:rsid="00662406"/>
    </style:style>
    <style:style style:name="T15" style:family="text">
      <style:text-properties officeooo:rsid="0076c87e"/>
    </style:style>
    <style:style style:name="T16" style:family="text">
      <style:text-properties officeooo:rsid="00771269"/>
    </style:style>
    <style:style style:name="T17" style:family="text">
      <style:text-properties officeooo:rsid="00877ce3"/>
    </style:style>
    <style:style style:name="T18" style:family="text">
      <style:text-properties officeooo:rsid="00984580"/>
    </style:style>
    <style:style style:name="T19" style:family="text">
      <style:text-properties officeooo:rsid="00a56e8f"/>
    </style:style>
    <style:style style:name="T20" style:family="text">
      <style:text-properties officeooo:rsid="00a73f69"/>
    </style:style>
    <style:style style:name="T21" style:family="text">
      <style:text-properties officeooo:rsid="00b0a4ef"/>
    </style:style>
    <style:style style:name="T22" style:family="text">
      <style:text-properties officeooo:rsid="00b19272"/>
    </style:style>
    <style:style style:name="T23" style:family="text">
      <style:text-properties officeooo:rsid="00b37940"/>
    </style:style>
    <style:style style:name="T24" style:family="text">
      <style:text-properties officeooo:rsid="00b9b58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ude 1:1-25</text:h>
      <text:list xml:id="list871381168" text:style-name="L1">
        <text:list-item>
          <text:p text:style-name="P1">From Jude, servant of Jesus Christ, and brother of James— To those who have been called by God, who live in the love of God the Father and the protection of Jesus Christ: May mercy, peace, and love be yours in full measure.</text:p>
        </text:list-item>
        <text:list-item>
          <text:p text:style-name="P5">We’ve all been called <text:span text:style-name="T2">by God to live in his love and protection from Jesus Christ. </text:span><text:span text:style-name="T3">Those who’ve accepted and now follow God have mercy, peace and love in full measure.</text:span></text:p>
        </text:list-item>
      </text:list>
      <text:h text:style-name="Heading_20_2" text:outline-level="2"><text:bookmark text:name="en-GNT-33698"/>False Teachers <text:span text:style-name="T1">(3-16)</text:span></text:h>
      <text:list xml:id="list1943774039" text:style-name="L2">
        <text:list-item>
          <text:p text:style-name="P2">My dear friends, I was doing my best to write to you about the salvation we share in common, when I felt the need of writing at once to encourage you to fight on for the faith which once and for all God has given to his people. For some godless people have slipped in unnoticed among us, persons who distort the message about the grace of our God in order to excuse their immoral ways, and who reject Jesus Christ, our only Master and Lord. Long ago the Scriptures predicted the condemnation they have received. For even though you know all this, I want to remind you of how the Lord once rescued the people of Israel from Egypt, but afterward destroyed those who did not believe. Remember the angels who did not stay within the limits of their proper authority, but abandoned their own dwelling place: they are bound with eternal chains in the darkness below, where God is keeping them for that great Day on which they will be condemned. Remember Sodom and Gomorrah, and the nearby towns, whose people acted as those angels did and indulged in sexual immorality and perversion: they suffer the punishment of eternal fire as a plain warning to all. In the same way also, these people have visions which make them sin against their own bodies; they despise God's authority and insult the glorious beings above. Not even the chief angel Michael did this. In his quarrel with the Devil, when they argued about who would have the body of Moses, Michael did not dare condemn the Devil with insulting words, but said, “The Lord rebuke you!”<text:bookmark text:name="en-GNT-33705"/> But these people attack with insults anything they do not understand; and those things that they know by instinct, like wild animals, are the very things that destroy them. <text:bookmark text:name="en-GNT-33706"/>How terrible for them! They have followed the way that Cain took. For the sake of money they have given themselves over to the error that Balaam committed. They have rebelled as Korah rebelled, and like him they are destroyed. <text:bookmark text:name="en-GNT-33707"/>With their shameless carousing they are like dirty spots in your fellowship meals. They take care only of themselves. They are like clouds carried along by the wind, but bringing no rain. They are like trees that bear no fruit, even in autumn, trees that have been pulled up by the roots and are completely dead. <text:bookmark text:name="en-GNT-33708"/>They are like wild waves of the sea, with their shameful deeds showing up like foam. They are like wandering stars, for whom God has reserved a place forever in the deepest darkness.<text:bookmark text:name="en-GNT-33709"/> It was Enoch, the seventh direct descendant from Adam, who long ago prophesied this about them: “The Lord will come with many thousands of his holy angels <text:bookmark text:name="en-GNT-33710"/>to bring judgment on all, to condemn them all for the godless deeds they have performed and for all the terrible words that godless sinners have spoken against him!”<text:bookmark text:name="en-GNT-33711"/> These people are always grumbling and blaming others; they follow their own evil desires; they brag about themselves and flatter others in order to get their own way.</text:p>
        </text:list-item>
        <text:list-item>
          <text:p text:style-name="P8">Jude was encouraging us to fight for the faith that was revealed and given to us. Let’s stand firm in the truth and hold on to it always.</text:p>
        </text:list-item>
        <text:list-item>
          <text:p text:style-name="P6"><text:soft-page-break/>Jude was <text:span text:style-name="T14">also</text:span> warning about false teacher<text:span text:style-name="T4">s</text:span> who are distorting the ways of the Lord, they lie for their own <text:span text:style-name="T7">gain</text:span>. <text:span text:style-name="T5">He then spoke of the great calamities that happened to people in the past who did the same thing, people went agaisnt the Lord. </text:span><text:span text:style-name="T6">These false teachers will face the wrath of God in due course. </text:span><text:span text:style-name="T8">We need to be vigilant of these false teacher</text:span><text:span text:style-name="T11">s</text:span><text:span text:style-name="T8"> as </text:span><text:span text:style-name="T12">we’ll</text:span><text:span text:style-name="T8"> go down with </text:span><text:span text:style-name="T12">them</text:span><text:span text:style-name="T8"> if we follow their paths.</text:span></text:p>
        </text:list-item>
        <text:list-item>
          <text:p text:style-name="P7">In our time the ways of the Lord are also being distorted in many ways for money and other gains. <text:span text:style-name="T9">We see homosexuality being justified and accepted in the church, corruption is the order of the day, and misintepretations of the word to push certain agendas, we see prophets being followed for their wonders and many other ways. The wrath of God will befall all who are participating in such acts. </text:span><text:span text:style-name="T10">Let the Spirit of God, the Spirit of truth that was left behind for us lead us always in the tru</text:span><text:span text:style-name="T13">e paths</text:span><text:span text:style-name="T10">.</text:span></text:p>
        </text:list-item>
      </text:list>
      <text:h text:style-name="Heading_20_2" text:outline-level="2"><text:bookmark text:name="en-GNT-33712"/>Warnings and Instructions <text:span text:style-name="T1">(17-23)</text:span></text:h>
      <text:list xml:id="list263350794" text:style-name="L3">
        <text:list-item>
          <text:p text:style-name="P3">But remember, my friends, what you were told in the past by the apostles of our Lord Jesus Christ.<text:bookmark text:name="en-GNT-33713"/> They said to you, “When the last days come, people will appear who will make fun of you, people who follow their own godless desires.” <text:bookmark text:name="en-GNT-33714"/>These are the people who cause divisions, who are controlled by their natural desires, who do not have the Spirit. <text:bookmark text:name="en-GNT-33715"/>But you, my friends, keep on building yourselves up on your most sacred faith. Pray in the power of the Holy Spirit, <text:bookmark text:name="en-GNT-33716"/>and keep yourselves in the love of God, as you wait for our Lord Jesus Christ in his mercy to give you eternal life.<text:bookmark text:name="en-GNT-33717"/> Show mercy toward those who have doubts; <text:bookmark text:name="en-GNT-33718"/>save others by snatching them out of the fire; and to others show mercy mixed with fear, but hate their very clothes, stained by their sinful lusts.</text:p>
        </text:list-item>
        <text:list-item>
          <text:p text:style-name="P9">People who mock those who believe in God and his son are there as prophesied long ago, <text:span text:style-name="T15">such people follow their godless desires, cause divisions, are controlled by their natural desires </text:span><text:span text:style-name="T16">and they don’t have the Spirit. </text:span><text:span text:style-name="T19">Those</text:span><text:span text:style-name="T17"> who know God and follow his ways should </text:span><text:span text:style-name="T18">keep building </text:span><text:span text:style-name="T24">them</text:span><text:span text:style-name="T18">selves in the </text:span><text:span text:style-name="T20">sacred faith, pray in the power of the Holy Spirit, staying in the love of God as we wait for Christ in his mercy to give us eternal life.</text:span></text:p>
        </text:list-item>
        <text:list-item>
          <text:p text:style-name="P10">Lets show mercy towards <text:span text:style-name="T21">those who have doubts and snatch out those in fire. </text:span><text:span text:style-name="T23">Others we should show mercy with some degree of restraint, we should hate their ways and stay away from such ways.</text:span></text:p>
        </text:list-item>
      </text:list>
      <text:h text:style-name="Heading_20_2" text:outline-level="2"><text:bookmark text:name="en-GNT-33719"/>Prayer of Praise <text:span text:style-name="T1">(24-25)</text:span></text:h>
      <text:list xml:id="list1196693567" text:style-name="L4">
        <text:list-item>
          <text:p text:style-name="P4">To him who is able to keep you from falling and to bring you faultless and joyful before his glorious presence— <text:bookmark text:name="en-GNT-33720"/>to the only God our Savior, through Jesus Christ our Lord, be glory, majesty, might, and authority, from all ages past, and now, and forever and ever! Ame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7T09:16:14.608347492</meta:creation-date>
    <dc:date>2022-06-08T11:07:23.553934627</dc:date>
    <meta:editing-duration>PT1H9M19S</meta:editing-duration>
    <meta:editing-cycles>41</meta:editing-cycles>
    <meta:generator>LibreOffice/6.4.7.2$Linux_X86_64 LibreOffice_project/40$Build-2</meta:generator>
    <meta:document-statistic meta:table-count="0" meta:image-count="0" meta:object-count="0" meta:page-count="2" meta:paragraph-count="14" meta:word-count="1121" meta:character-count="6112" meta:non-whitespace-character-count="5015"/>
  </office:meta>
</office:document-meta>
</file>